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TABEL Customers (CustomerID<text:s/>varchar(10) Pk,<text:s/>CustomerName<text:s/>varchar(255))</text:p>
      <text:p text:style-name="Normal">CREATE TABEL<text:s/>Orders<text:s/>(OrderID<text:s/>varchar(10) Pk,<text:s/>CustomerID<text:s/>varchar(10),<text:s/>OrderAmount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sindu Ruwantha</meta:initial-creator>
    <dc:creator>Pasindu Ruwantha</dc:creator>
    <meta:creation-date>2024-08-30T05:38:00Z</meta:creation-date>
    <dc:date>2024-08-30T05:51:00Z</dc:date>
    <meta:template xlink:href="Normal.dotm" xlink:type="simple"/>
    <meta:editing-cycles>1</meta:editing-cycles>
    <meta:editing-duration>PT780S</meta:editing-duration>
    <meta:user-defined meta:name="GrammarlyDocumentId">fbef277a-04c9-413e-b071-333a91182077</meta:user-defined>
    <meta:document-statistic meta:page-count="1" meta:paragraph-count="2" meta:word-count="17" meta:character-count="158" meta:row-count="3" meta:non-whitespace-character-count="143"/>
  </office:meta>
</office:document-meta>
</file>